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5bb" officeooo:paragraph-rsid="000825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is is the link of the work</text:p>
      <text:p text:style-name="P1"/>
      <text:p text:style-name="Standard">https://drive.google.com/file/d/1ePw8GiUGLqMjAygc7B5bzg7hPdlt427k/view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8:38:25.797959972</meta:creation-date>
    <dc:date>2021-10-18T18:40:05.295590995</dc:date>
    <meta:editing-duration>PT1M40S</meta:editing-duration>
    <meta:editing-cycles>1</meta:editing-cycles>
    <meta:document-statistic meta:table-count="0" meta:image-count="0" meta:object-count="0" meta:page-count="1" meta:paragraph-count="2" meta:word-count="8" meta:character-count="110" meta:non-whitespace-character-count="104"/>
    <meta:generator>LibreOffice/7.2.1.2$Linux_X86_64 LibreOffice_project/20$Build-2</meta:generator>
  </office:meta>
</office:document-meta>
</file>